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fe2c" officeooo:paragraph-rsid="001efe2c"/>
    </style:style>
    <style:style style:name="P2" style:family="paragraph" style:parent-style-name="Standard">
      <style:text-properties officeooo:rsid="001efe2c" officeooo:paragraph-rsid="0026ffac"/>
    </style:style>
    <style:style style:name="P3" style:family="paragraph" style:parent-style-name="Standard">
      <style:text-properties officeooo:rsid="00205a13" officeooo:paragraph-rsid="00205a13"/>
    </style:style>
    <style:style style:name="P4" style:family="paragraph" style:parent-style-name="Standard">
      <style:text-properties officeooo:rsid="00205a13" officeooo:paragraph-rsid="0026b3d8"/>
    </style:style>
    <style:style style:name="P5" style:family="paragraph" style:parent-style-name="Standard">
      <style:text-properties fo:color="#bf0041" loext:opacity="100%" officeooo:rsid="00205a13" officeooo:paragraph-rsid="0026b3d8"/>
    </style:style>
    <style:style style:name="P6" style:family="paragraph" style:parent-style-name="Standard">
      <style:text-properties officeooo:rsid="00205a13" officeooo:paragraph-rsid="0023a70c"/>
    </style:style>
    <style:style style:name="P7" style:family="paragraph" style:parent-style-name="Preformatted_20_Text">
      <style:text-properties fo:color="#000000" loext:opacity="100%" style:font-name="JetBrains Mono" officeooo:rsid="00224153" officeooo:paragraph-rsid="00224153" fo:background-color="#ffffff"/>
    </style:style>
    <style:style style:name="P8" style:family="paragraph" style:parent-style-name="Preformatted_20_Text">
      <style:text-properties fo:color="#000000" loext:opacity="100%" style:font-name="JetBrains Mono" officeooo:rsid="00205a13" officeooo:paragraph-rsid="00205a13" fo:background-color="#ffffff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0" style:family="paragraph" style:parent-style-name="Preformatted_20_Text">
      <style:text-properties fo:color="#000000" loext:opacity="100%" fo:background-color="#ffffff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JetBrains Mono" fo:background-color="#ffffff"/>
    </style:style>
    <style:style style:name="P12" style:family="paragraph" style:parent-style-name="Standard">
      <style:text-properties fo:color="#000000" loext:opacity="100%" officeooo:rsid="0023a70c" officeooo:paragraph-rsid="0023a70c" fo:background-color="#ffffff"/>
    </style:style>
    <style:style style:name="P13" style:family="paragraph" style:parent-style-name="Standard">
      <style:text-properties fo:color="#000000" loext:opacity="100%" officeooo:rsid="0026293e" officeooo:paragraph-rsid="0026293e" fo:background-color="#ffffff"/>
    </style:style>
    <style:style style:name="P14" style:family="paragraph" style:parent-style-name="Standard">
      <style:text-properties fo:color="#000000" loext:opacity="100%" officeooo:rsid="0028896b" officeooo:paragraph-rsid="0028896b" fo:background-color="#ffffff"/>
    </style:style>
    <style:style style:name="P15" style:family="paragraph" style:parent-style-name="Standard">
      <style:text-properties officeooo:paragraph-rsid="0028896b"/>
    </style:style>
    <style:style style:name="P16" style:family="paragraph" style:parent-style-name="Preformatted_20_Text">
      <style:text-properties fo:color="#000000" loext:opacity="100%" style:font-name="JetBrains Mono" officeooo:rsid="00243b7d" officeooo:paragraph-rsid="00243b7d" fo:background-color="#ffffff"/>
    </style:style>
    <style:style style:name="P17" style:family="paragraph" style:parent-style-name="Preformatted_20_Text">
      <style:text-properties fo:color="#000000" loext:opacity="100%" style:font-name="JetBrains Mono" officeooo:rsid="0023a70c" officeooo:paragraph-rsid="0023a70c" fo:background-color="#ffffff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background-color="#ffffff"/>
    </style:style>
    <style:style style:name="T1" style:family="text">
      <style:text-properties officeooo:rsid="00205a13"/>
    </style:style>
    <style:style style:name="T2" style:family="text">
      <style:text-properties fo:color="#bf0041" loext:opacity="100%" officeooo:rsid="00205a13"/>
    </style:style>
    <style:style style:name="T3" style:family="text">
      <style:text-properties fo:color="#ff0000" loext:opacity="100%" officeooo:rsid="00205a13"/>
    </style:style>
    <style:style style:name="T4" style:family="text">
      <style:text-properties fo:color="#ff0000" loext:opacity="100%" officeooo:rsid="0028896b"/>
    </style:style>
    <style:style style:name="T5" style:family="text">
      <style:text-properties fo:color="#ff0000" loext:opacity="100%" officeooo:rsid="0026ffac"/>
    </style:style>
    <style:style style:name="T6" style:family="text">
      <style:text-properties officeooo:rsid="00243b7d"/>
    </style:style>
    <style:style style:name="T7" style:family="text">
      <style:text-properties officeooo:rsid="0026b3d8"/>
    </style:style>
    <style:style style:name="T8" style:family="text">
      <style:text-properties officeooo:rsid="00224153"/>
    </style:style>
    <style:style style:name="T9" style:family="text">
      <style:text-properties style:font-name="JetBrains Mono"/>
    </style:style>
    <style:style style:name="T10" style:family="text">
      <style:text-properties officeooo:rsid="00261f68"/>
    </style:style>
    <style:style style:name="T11" style:family="text">
      <style:text-properties officeooo:rsid="0028896b"/>
    </style:style>
    <style:style style:name="T12" style:family="text">
      <style:text-properties fo:color="#000000" loext:opacity="100%" officeooo:rsid="0028896b" fo:background-color="#ffffff" loext:char-shading-value="0"/>
    </style:style>
    <style:style style:name="T13" style:family="text">
      <style:text-properties fo:color="#000000" loext:opacity="100%" officeooo:rsid="002a6864" fo:background-color="#ffffff" loext:char-shading-value="0"/>
    </style:style>
    <style:style style:name="T14" style:family="text">
      <style:text-properties officeooo:rsid="002a6864"/>
    </style:style>
    <style:style style:name="T15" style:family="text">
      <style:text-properties officeooo:rsid="002ba36c"/>
    </style:style>
    <style:style style:name="T16" style:family="text">
      <style:text-properties officeooo:rsid="002bf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on of Bmark</text:p>
      <text:p text:style-name="P1"/>
      <text:p text:style-name="P2">1. <text:span text:style-name="T1">Create</text:span></text:p>
      <text:p text:style-name="P2"/>
      <text:p text:style-name="P2"><text:span text:style-name="T1">- </text:span><text:span text:style-name="T2">Directory Logic</text:span><text:span text:style-name="T1"> and </text:span></text:p>
      <text:p text:style-name="P2"><text:span text:style-name="T3">- File CreateBMark.</text:span><text:span text:style-name="T4">js</text:span><text:span text:style-name="T1"> </text:span></text:p>
      <text:p text:style-name="P2"/>
      <text:p text:style-name="P2"><text:span text:style-name="T1">in </text:span><text:span text:style-name="T3">backend </text:span><text:span text:style-name="T5">Folder </text:span></text:p>
      <text:p text:style-name="P3"/>
      <text:p text:style-name="P3">?<text:span text:style-name="T6">Welche importe brauche ich?</text:span></text:p>
      <text:p text:style-name="P4"/>
      <text:p text:style-name="P4">2 <text:s/>Create Function </text:p>
      <text:p text:style-name="P4"/>
      <text:p text:style-name="P5"><text:span text:style-name="T7">Code: </text:span>const CreateBMark</text:p>
      <text:p text:style-name="P3"/>
      <text:p text:style-name="P3">?<text:span text:style-name="T6">Wie schaffe ich die Funktion?</text:span></text:p>
      <text:p text:style-name="P6"/>
      <text:p text:style-name="P6">3 Get Userinput from I<text:span text:style-name="T8">nputfield KW1Pos </text:span><text:span text:style-name="T7">inf frontend Datei CreateBooks</text:span></text:p>
      <text:p text:style-name="P6"><text:span text:style-name="T8"><text:s/></text:span></text:p>
      <text:p text:style-name="P7">in frontend File Create Books</text:p>
      <text:p text:style-name="P8">&lt;div className='my-4'&gt;</text:p>
      <text:p text:style-name="P9"><text:s text:c="2"/><text:span text:style-name="T9">&lt;label className='text-xl mr-4 text-gray-500'&gt;KW1Pos&lt;/label&gt;</text:span></text:p>
      <text:p text:style-name="P9"><text:s text:c="2"/><text:span text:style-name="T9">&lt;input</text:span></text:p>
      <text:p text:style-name="P9"><text:s text:c="4"/><text:span text:style-name="T9">type='number'</text:span></text:p>
      <text:p text:style-name="P10"><text:s text:c="4"/><text:span text:style-name="T9">value={KW1Pos}</text:span></text:p>
      <text:p text:style-name="P9"><text:s text:c="4"/><text:span text:style-name="T9">onChange={(e) =&gt; setKW1Pos(e.target.value)}</text:span></text:p>
      <text:p text:style-name="P9"><text:s text:c="4"/><text:span text:style-name="T9">className='border-2 border-gray-500 px-4 py-2 <text:s/>w-full '</text:span></text:p>
      <text:p text:style-name="P10"><text:s text:c="2"/><text:span text:style-name="T9">/&gt;</text:span></text:p>
      <text:p text:style-name="P11">&lt;/div&gt;</text:p>
      <text:p text:style-name="P12"><text:span text:style-name="T6">Wie bekomme ich den Input hierher Mit getKW1Pos</text:span>?</text:p>
      <text:p text:style-name="P12"/>
      <text:p text:style-name="P12">4 Apply the logic: if input is 1 then colour is b</text:p>
      <text:p text:style-name="P12">?<text:span text:style-name="T10">Wie gehen if Bedingungen in React?</text:span></text:p>
      <text:p text:style-name="P12">? <text:span text:style-name="T11">muss ich variablen colour und barcode definieren. </text:span></text:p>
      <text:p text:style-name="P12"/>
      <text:p text:style-name="P12">5 Concatenate the colour b with a barcode which is stored in a database „barcode“ with two fields</text:p>
      <text:p text:style-name="P12">rank <text:s/>0-214</text:p>
      <text:p text:style-name="P12">barcode 001 - 555</text:p>
      <text:p text:style-name="P13">rank 0 = 001</text:p>
      <text:p text:style-name="P13">rank 1 = 010 usw.</text:p>
      <text:p text:style-name="P14"/>
      <text:p text:style-name="P14">?Wie kann ich die barcodes aus der datenbank anfordern.</text:p>
      <text:p text:style-name="P15"><text:span text:style-name="T12"><text:s/>Wie funktioniert die concat funktion </text:span><text:a xlink:type="simple" xlink:href="https://www.w3schools.com/jsref/jsref_concat_string.asp" text:style-name="Internet_20_link" text:visited-style-name="Visited_20_Internet_20_Link"><text:span text:style-name="T13">https://www.w3schools.com/jsref/jsref_concat_string.asp</text:span></text:a></text:p>
      <text:p text:style-name="P14"/>
      <text:p text:style-name="P12">The program gets the barcode with the best rank available starts with 0</text:p>
      <text:p text:style-name="P12"/>
      <text:p text:style-name="P12">6 Check in database if Bmark is already used if yes get the barcode with the next rank and check again.</text:p>
      <text:p text:style-name="P12">7 If a<text:span text:style-name="T14">n available</text:span> Bmark is found add the Bmark to the Field </text:p>
      <text:p text:style-name="P16">KW1 <text:span text:style-name="T15">and store in DB </text:span><text:span text:style-name="T16">books</text:span> </text:p>
      <text:p text:style-name="P17">&lt;div className='flex flex-col border-2 border-sky-400 rounded-xl w-[600px] p-4 mx-auto'&gt;</text:p>
      <text:p text:style-name="P9"><text:s text:c="2"/><text:span text:style-name="T9">&lt;div className='my-4'&gt;</text:span></text:p>
      <text:p text:style-name="P9"><text:s text:c="4"/><text:span text:style-name="T9">&lt;label className='text-xl mr-4 text-gray-500'&gt;KW1&lt;/label&gt;</text:span></text:p>
      <text:p text:style-name="P9"><text:soft-page-break/><text:s text:c="4"/><text:span text:style-name="T9">&lt;input</text:span></text:p>
      <text:p text:style-name="P9"><text:s text:c="6"/><text:span text:style-name="T9">type='text'</text:span></text:p>
      <text:p text:style-name="P10"><text:s text:c="6"/><text:span text:style-name="T9">value={title}</text:span></text:p>
      <text:p text:style-name="P9"><text:s text:c="6"/><text:span text:style-name="T9">onChange={(e) =&gt; setKW1(e.target.value)}</text:span></text:p>
      <text:p text:style-name="P9"><text:s text:c="6"/><text:span text:style-name="T9">className='border-2 border-gray-500 px-4 py-2 w-full'</text:span></text:p>
      <text:p text:style-name="P10"><text:s text:c="4"/><text:span text:style-name="T9">/&gt;</text:span></text:p>
      <text:p text:style-name="P18"><text:s text:c="2"/><text:span text:style-name="T9">&lt;/div&gt;</text:span></text:p>
      <text:p text:style-name="P12"/>
      <text:p text:style-name="P1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9:34:23.506776551</meta:creation-date>
    <meta:generator>LibreOffice/24.8.4.2$MacOSX_AARCH64 LibreOffice_project/bb3cfa12c7b1bf994ecc5649a80400d06cd71002</meta:generator>
    <dc:date>2025-05-31T10:20:32.536992107</dc:date>
    <meta:editing-duration>PT33M40S</meta:editing-duration>
    <meta:editing-cycles>13</meta:editing-cycles>
    <meta:document-statistic meta:table-count="0" meta:image-count="0" meta:object-count="0" meta:page-count="2" meta:paragraph-count="47" meta:word-count="228" meta:character-count="1615" meta:non-whitespace-character-count="1357"/>
  </office:meta>
</office:document-meta>
</file>